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7F8301D565C4E4BD861.jpg" manifest:media-type="image/jpeg"/>
  <manifest:file-entry manifest:full-path="Pictures/1000000000000640000004B416348E3AA8F39DFA.jpg" manifest:media-type="image/jpeg"/>
  <manifest:file-entry manifest:full-path="Pictures/1000000000000640000004B415C35A1DAFC4C666.jpg" manifest:media-type="image/jpeg"/>
  <manifest:file-entry manifest:full-path="Pictures/1000000000000640000004B441291BED9A0AAF5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273cm, 0cm, 6.85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089cm, 0cm, 7.08cm, 7.944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582cm, 6.935cm, 11.125cm, 10.113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042cm, 4.047cm, 9.103cm, 2.886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857cm" svg:height="8.999cm" svg:x="8.143cm" svg:y="1.5cm">
          <draw:image xlink:href="Pictures/1000000000000600000007F8301D565C4E4BD86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17cm" svg:height="8.248cm" svg:x="7cm" svg:y="2.252cm">
          <draw:image xlink:href="Pictures/1000000000000640000004B416348E3AA8F39DF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4" draw:text-style-name="P3" draw:layer="layout" svg:width="12.499cm" svg:height="6.499cm" svg:x="8cm" svg:y="3cm">
          <draw:image xlink:href="Pictures/1000000000000640000004B415C35A1DAFC4C66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5" draw:text-style-name="P3" draw:layer="layout" svg:width="17.5cm" svg:height="9.249cm" svg:x="5.5cm" svg:y="1.5cm">
          <draw:image xlink:href="Pictures/1000000000000640000004B441291BED9A0AAF5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13:18:44.055000000</dc:date>
    <meta:editing-duration>PT1M20S</meta:editing-duration>
    <meta:editing-cycles>3</meta:editing-cycles>
    <meta:generator>LibreOffice/7.4.2.3$Windows_X86_64 LibreOffice_project/382eef1f22670f7f4118c8c2dd222ec7ad009daf</meta:generator>
    <meta:document-statistic meta:object-count="33"/>
  </office:meta>
</office:document-meta>
</file>